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Source Sans Pro" svg:font-family="'Source Sans Pro', sans-serif"/>
    <style:font-face style:name="Times New Roman1" svg:font-family="'Times New Roman'"/>
    <style:font-face style:name="sans-serif" svg:font-family="sans-serif"/>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3e1f2"/>
    </style:style>
    <style:style style:name="P2" style:family="paragraph" style:parent-style-name="Text_20_body" style:list-style-name="L1"/>
    <style:style style:name="P3" style:family="paragraph" style:parent-style-name="Text_20_body">
      <style:text-properties fo:font-variant="normal" fo:text-transform="none" fo:color="#000099" style:font-name="Times New Roman" fo:font-size="10pt" fo:letter-spacing="normal" fo:font-style="normal" fo:font-weight="normal" style:font-size-asian="10.5pt"/>
    </style:style>
    <style:style style:name="P4" style:family="paragraph" style:parent-style-name="Text_20_body">
      <style:text-properties fo:color="#000099" style:font-name="Times New Roman" fo:font-size="10pt" style:font-size-asian="10.5pt"/>
    </style:style>
    <style:style style:name="P5" style:family="paragraph" style:parent-style-name="Text_20_body">
      <style:text-properties fo:color="#000099" style:font-name="Times New Roman" fo:font-size="10pt" officeooo:paragraph-rsid="000678c7" style:font-size-asian="10.5pt"/>
    </style:style>
    <style:style style:name="P6" style:family="paragraph" style:parent-style-name="Text_20_body">
      <style:text-properties officeooo:paragraph-rsid="000678c7"/>
    </style:style>
    <style:style style:name="P7" style:family="paragraph" style:parent-style-name="Text_20_body">
      <style:text-properties officeooo:rsid="0009de50" officeooo:paragraph-rsid="0009de50"/>
    </style:style>
    <style:style style:name="P8" style:family="paragraph" style:parent-style-name="Text_20_body">
      <style:text-properties fo:font-size="6pt" officeooo:paragraph-rsid="0003e1f2" style:font-size-asian="5.25pt" style:font-size-complex="6pt"/>
    </style:style>
    <style:style style:name="P9" style:family="paragraph" style:parent-style-name="Heading_20_1">
      <style:text-properties officeooo:rsid="0003e1f2" officeooo:paragraph-rsid="0003e1f2"/>
    </style:style>
    <style:style style:name="P10" style:family="paragraph" style:parent-style-name="Heading_20_1">
      <style:text-properties officeooo:rsid="0004fef9" officeooo:paragraph-rsid="0004fef9"/>
    </style:style>
    <style:style style:name="P11" style:family="paragraph" style:parent-style-name="Heading_20_1">
      <style:text-properties fo:color="#ff3333" style:font-name="Arial" fo:font-size="12pt" fo:font-style="italic" fo:font-weight="normal" officeooo:rsid="0004fef9" officeooo:paragraph-rsid="0004fef9" style:font-name-asian="DejaVu Sans" style:font-size-asian="16.1000003814697pt" style:font-weight-asian="bold" style:font-name-complex="Lohit Hindi" style:font-size-complex="16.1000003814697pt" style:font-weight-complex="bold"/>
    </style:style>
    <style:style style:name="P12" style:family="paragraph" style:parent-style-name="Heading_20_1">
      <style:text-properties officeooo:rsid="000678c7" officeooo:paragraph-rsid="000678c7"/>
    </style:style>
    <style:style style:name="T1" style:family="text">
      <style:text-properties fo:font-style="italic"/>
    </style:style>
    <style:style style:name="T2" style:family="text">
      <style:text-properties style:text-line-through-style="none" style:text-underline-style="none" style:text-blinking="false"/>
    </style:style>
    <style:style style:name="T3" style:family="text">
      <style:text-properties style:text-line-through-style="none" style:text-underline-style="none" style:text-blinking="false" fo:background-color="#ffffff"/>
    </style:style>
    <style:style style:name="T4" style:family="text">
      <style:text-properties fo:color="#0b0080" style:text-line-through-style="none" style:font-name="Times New Roman" style:text-underline-style="none" style:text-blinking="false" fo:background-color="#ffffff"/>
    </style:style>
    <style:style style:name="T5" style:family="text">
      <style:text-properties fo:font-variant="normal" fo:text-transform="none" fo:color="#252525" style:font-name="sans-serif" fo:font-size="10.5pt" fo:letter-spacing="normal" fo:font-style="normal" fo:font-weight="normal"/>
    </style:style>
    <style:style style:name="T6" style:family="text">
      <style:text-properties fo:font-variant="normal" fo:text-transform="none" fo:color="#252525" style:font-name="sans-serif" fo:font-size="10.5pt" fo:letter-spacing="normal" fo:font-style="normal" fo:font-weight="normal" officeooo:rsid="00086fed"/>
    </style:style>
    <style:style style:name="T7" style:family="text">
      <style:text-properties fo:font-variant="normal" fo:text-transform="none" fo:color="#252525" style:font-name="sans-serif" fo:font-size="10.5pt" fo:letter-spacing="normal" fo:font-style="normal" fo:font-weight="bold"/>
    </style:style>
    <style:style style:name="T8" style:family="text">
      <style:text-properties fo:font-variant="normal" fo:text-transform="none" fo:color="#252525" style:font-name="sans-serif" fo:font-size="10.5pt" fo:letter-spacing="normal" fo:font-style="italic" fo:font-weight="normal"/>
    </style:style>
    <style:style style:name="T9" style:family="text">
      <style:text-properties fo:font-variant="normal" fo:text-transform="none" fo:color="#252525" style:font-name="sans-serif" fo:font-size="10.5pt" fo:letter-spacing="normal" fo:language="en" fo:country="none" fo:font-style="italic" fo:font-weight="bold"/>
    </style:style>
    <style:style style:name="T10" style:family="text">
      <style:text-properties fo:font-variant="normal" fo:text-transform="none" fo:color="#252525" fo:font-size="10.5pt" fo:letter-spacing="normal" fo:font-style="normal" fo:font-weight="normal"/>
    </style:style>
    <style:style style:name="T11" style:family="text">
      <style:text-properties fo:font-variant="normal" fo:text-transform="none" fo:color="#252525" fo:font-size="10.5pt" fo:letter-spacing="normal" fo:font-style="normal" fo:font-weight="normal" officeooo:rsid="00086fed"/>
    </style:style>
    <style:style style:name="T12" style:family="text">
      <style:text-properties fo:font-variant="normal" fo:text-transform="none" fo:color="#252525" fo:font-size="10.5pt" fo:letter-spacing="normal" fo:font-style="normal" fo:font-weight="bold"/>
    </style:style>
    <style:style style:name="T13" style:family="text">
      <style:text-properties fo:font-variant="normal" fo:text-transform="none" fo:color="#252525" fo:font-size="10.5pt" fo:letter-spacing="normal" fo:font-style="italic" fo:font-weight="normal"/>
    </style:style>
    <style:style style:name="T14" style:family="text">
      <style:text-properties fo:font-variant="normal" fo:text-transform="none" fo:color="#252525" fo:font-size="10.5pt" fo:letter-spacing="normal" fo:language="en" fo:country="none" fo:font-style="italic" fo:font-weight="bold"/>
    </style:style>
    <style:style style:name="T15" style:family="text">
      <style:text-properties fo:font-variant="normal" fo:text-transform="none" fo:color="#252525" style:font-name="Times New Roman" fo:font-size="10.5pt" fo:letter-spacing="normal" fo:font-style="normal" fo:font-weight="normal"/>
    </style:style>
    <style:style style:name="T16" style:family="text">
      <style:text-properties fo:font-variant="normal" fo:text-transform="none" fo:color="#252525" style:font-name="Times New Roman" fo:font-size="10.5pt" fo:letter-spacing="normal" fo:font-style="normal" fo:font-weight="normal" officeooo:rsid="00086fed"/>
    </style:style>
    <style:style style:name="T17" style:family="text">
      <style:text-properties fo:font-variant="normal" fo:text-transform="none" fo:color="#252525" style:font-name="Times New Roman" fo:font-size="10.5pt" fo:letter-spacing="normal" fo:font-style="normal" fo:font-weight="bold"/>
    </style:style>
    <style:style style:name="T18" style:family="text">
      <style:text-properties fo:font-variant="normal" fo:text-transform="none" fo:color="#252525" style:font-name="Times New Roman" fo:font-size="10.5pt" fo:letter-spacing="normal" fo:font-style="italic" fo:font-weight="normal"/>
    </style:style>
    <style:style style:name="T19" style:family="text">
      <style:text-properties fo:font-variant="normal" fo:text-transform="none" fo:color="#252525" style:font-name="Times New Roman" fo:font-size="10.5pt" fo:letter-spacing="normal" fo:language="en" fo:country="none" fo:font-style="italic" fo:font-weight="bold"/>
    </style:style>
    <style:style style:name="T20" style:family="text">
      <style:text-properties fo:font-variant="normal" fo:text-transform="none" fo:color="#252525" style:font-name="Times New Roman" fo:letter-spacing="normal"/>
    </style:style>
    <style:style style:name="T21" style:family="text">
      <style:text-properties fo:font-variant="normal" fo:text-transform="none" fo:color="#252525" fo:letter-spacing="normal"/>
    </style:style>
    <style:style style:name="T22" style:family="text">
      <style:text-properties fo:font-variant="normal" fo:text-transform="none" fo:color="#0b0080" style:text-line-through-style="none" style:font-name="sans-serif" fo:font-size="10.5pt" fo:letter-spacing="normal" fo:font-style="normal" style:text-underline-style="none" fo:font-weight="normal" style:text-blinking="false" fo:background-color="#ffffff"/>
    </style:style>
    <style:style style:name="T23" style:family="text">
      <style:text-properties fo:font-variant="normal" fo:text-transform="none" fo:color="#0b0080" style:text-line-through-style="none" style:font-name="sans-serif" fo:font-size="10.5pt" fo:letter-spacing="normal" fo:font-style="normal" style:text-underline-style="none" fo:font-weight="bold" style:text-blinking="false"/>
    </style:style>
    <style:style style:name="T24" style:family="text">
      <style:text-properties fo:font-variant="normal" fo:text-transform="none" fo:color="#0b0080" style:text-line-through-style="none" style:font-name="sans-serif" fo:font-size="10.5pt" fo:letter-spacing="normal" fo:font-style="italic" style:text-underline-style="none" fo:font-weight="normal" style:text-blinking="false"/>
    </style:style>
    <style:style style:name="T25" style:family="text">
      <style:text-properties fo:font-variant="normal" fo:text-transform="none" fo:color="#0b0080" style:text-line-through-style="none" fo:font-size="10.5pt" fo:letter-spacing="normal" fo:font-style="italic" style:text-underline-style="none" fo:font-weight="normal" style:text-blinking="false"/>
    </style:style>
    <style:style style:name="T26" style:family="text">
      <style:text-properties fo:font-variant="normal" fo:text-transform="none" fo:color="#0b0080" style:text-line-through-style="none" fo:font-size="10.5pt" fo:letter-spacing="normal" fo:font-style="normal" style:text-underline-style="none" fo:font-weight="normal" style:text-blinking="false" fo:background-color="#ffffff"/>
    </style:style>
    <style:style style:name="T27" style:family="text">
      <style:text-properties fo:font-variant="normal" fo:text-transform="none" fo:color="#0b0080" style:text-line-through-style="none" fo:font-size="10.5pt" fo:letter-spacing="normal" fo:font-style="normal" style:text-underline-style="none" fo:font-weight="bold" style:text-blinking="false"/>
    </style:style>
    <style:style style:name="T28" style:family="text">
      <style:text-properties fo:font-variant="normal" fo:text-transform="none" fo:color="#0b0080" style:text-line-through-style="none" style:font-name="Times New Roman" fo:font-size="10.5pt" fo:letter-spacing="normal" fo:font-style="italic" style:text-underline-style="none" fo:font-weight="normal" style:text-blinking="false"/>
    </style:style>
    <style:style style:name="T29" style:family="text">
      <style:text-properties fo:font-variant="normal" fo:text-transform="none" fo:color="#0b0080" style:text-line-through-style="none" style:font-name="Times New Roman" fo:font-size="10.5pt" fo:letter-spacing="normal" fo:font-style="normal" style:text-underline-style="none" fo:font-weight="normal" style:text-blinking="false"/>
    </style:style>
    <style:style style:name="T30" style:family="text">
      <style:text-properties fo:font-variant="normal" fo:text-transform="none" fo:color="#0b0080" style:text-line-through-style="none" style:font-name="Times New Roman" fo:font-size="10.5pt" fo:letter-spacing="normal" fo:font-style="normal" style:text-underline-style="none" fo:font-weight="normal" style:text-blinking="false" fo:background-color="#ffffff"/>
    </style:style>
    <style:style style:name="T31" style:family="text">
      <style:text-properties fo:font-variant="normal" fo:text-transform="none" fo:color="#0b0080" style:text-line-through-style="none" style:font-name="Times New Roman" fo:font-size="10.5pt" fo:letter-spacing="normal" fo:font-style="normal" style:text-underline-style="none" fo:font-weight="bold" style:text-blinking="false"/>
    </style:style>
    <style:style style:name="T32" style:family="text">
      <style:text-properties fo:font-variant="normal" fo:text-transform="none" style:text-line-through-style="none" fo:letter-spacing="normal" fo:font-style="normal" style:text-underline-style="none" fo:font-weight="normal" style:text-blinking="false"/>
    </style:style>
    <style:style style:name="T33" style:family="text">
      <style:text-properties fo:font-variant="normal" fo:text-transform="none" style:text-line-through-style="none" fo:letter-spacing="normal" fo:font-style="normal" style:text-underline-style="none" fo:font-weight="normal" style:text-blinking="false" fo:background-color="#ffffff"/>
    </style:style>
    <style:style style:name="T34" style:family="text">
      <style:text-properties fo:font-variant="normal" fo:text-transform="none" fo:color="#000099" style:text-line-through-style="none" style:font-name="Times New Roman" fo:font-size="10pt" fo:letter-spacing="normal" fo:font-style="normal" style:text-underline-style="none" fo:font-weight="normal" style:text-blinking="false" style:font-size-asian="10.5pt"/>
    </style:style>
    <style:style style:name="T35" style:family="text">
      <style:text-properties fo:font-variant="normal" fo:text-transform="none" fo:color="#000099" style:text-line-through-style="none" style:font-name="Times New Roman" fo:font-size="10pt" fo:letter-spacing="normal" fo:font-style="normal" style:text-underline-style="none" fo:font-weight="normal" officeooo:rsid="0004fef9" style:text-blinking="false" style:font-size-asian="10.5pt"/>
    </style:style>
    <style:style style:name="T36" style:family="text">
      <style:text-properties fo:font-variant="normal" fo:text-transform="none" fo:color="#000099" style:text-line-through-style="none" style:font-name="Times New Roman" fo:font-size="10pt" fo:letter-spacing="normal" fo:font-style="normal" style:text-underline-style="none" fo:font-weight="normal" style:text-blinking="false" fo:background-color="#ffffff" style:font-size-asian="10.5pt"/>
    </style:style>
    <style:style style:name="T37" style:family="text">
      <style:text-properties fo:font-variant="normal" fo:text-transform="none" fo:color="#000099" style:text-line-through-style="none" style:font-name="Times New Roman" fo:font-size="10pt" fo:letter-spacing="normal" fo:font-style="italic" style:text-underline-style="none" fo:font-weight="normal" style:text-blinking="false" style:font-size-asian="10.5pt"/>
    </style:style>
    <style:style style:name="T38" style:family="text">
      <style:text-properties fo:font-variant="normal" fo:text-transform="none" fo:color="#000099" style:font-name="Times New Roman" fo:font-size="10pt" fo:letter-spacing="normal" fo:font-style="normal" fo:font-weight="normal" style:font-size-asian="10.5pt"/>
    </style:style>
    <style:style style:name="T39" style:family="text">
      <style:text-properties fo:font-variant="normal" fo:text-transform="none" fo:color="#000099" style:font-name="Times New Roman" fo:font-size="10pt" fo:letter-spacing="normal" fo:font-style="normal" fo:font-weight="normal" officeooo:rsid="0004fef9" style:font-size-asian="10.5pt"/>
    </style:style>
    <style:style style:name="T40" style:family="text">
      <style:text-properties fo:font-variant="normal" fo:text-transform="none" fo:color="#000099" style:font-name="Times New Roman" fo:font-size="10pt" fo:letter-spacing="normal" fo:font-style="normal" fo:font-weight="normal" officeooo:rsid="00086fed" style:font-size-asian="10.5pt"/>
    </style:style>
    <style:style style:name="T41" style:family="text">
      <style:text-properties fo:font-variant="normal" fo:text-transform="none" fo:color="#000099" style:font-name="Times New Roman" fo:font-size="10pt" fo:letter-spacing="normal" fo:font-style="normal" fo:font-weight="bold" style:font-size-asian="10.5pt"/>
    </style:style>
    <style:style style:name="T42" style:family="text">
      <style:text-properties fo:font-variant="normal" fo:text-transform="none" fo:color="#000099" style:font-name="Times New Roman" fo:font-size="10pt" fo:letter-spacing="normal" fo:font-style="italic" fo:font-weight="normal" style:font-size-asian="10.5pt"/>
    </style:style>
    <style:style style:name="T43" style:family="text">
      <style:text-properties fo:font-variant="normal" fo:text-transform="none" fo:color="#000099" style:font-name="Times New Roman" fo:font-size="10pt" fo:letter-spacing="normal" fo:language="en" fo:country="none" fo:font-style="normal" fo:font-weight="normal" style:font-size-asian="10.5pt"/>
    </style:style>
    <style:style style:name="T44" style:family="text">
      <style:text-properties fo:font-variant="normal" fo:text-transform="none" fo:color="#000099" style:font-name="Times New Roman" fo:font-size="10pt" fo:letter-spacing="normal" fo:language="en" fo:country="none" fo:font-style="normal" fo:font-weight="normal" officeooo:rsid="0004fef9" style:font-size-asian="10.5pt"/>
    </style:style>
    <style:style style:name="T45" style:family="text">
      <style:text-properties fo:font-variant="normal" fo:text-transform="none" fo:letter-spacing="normal"/>
    </style:style>
    <style:style style:name="T46" style:family="text">
      <style:text-properties fo:font-variant="normal" fo:text-transform="none" fo:letter-spacing="normal" fo:font-style="normal" fo:font-weight="normal"/>
    </style:style>
    <style:style style:name="T47" style:family="text">
      <style:text-properties fo:font-variant="normal" fo:text-transform="none" fo:letter-spacing="normal" fo:font-style="normal" fo:font-weight="bold"/>
    </style:style>
    <style:style style:name="T48" style:family="text">
      <style:text-properties fo:font-variant="normal" fo:text-transform="none" fo:letter-spacing="normal" fo:font-style="italic" fo:font-weight="normal"/>
    </style:style>
    <style:style style:name="T49" style:family="text">
      <style:text-properties fo:font-variant="normal" fo:text-transform="none" fo:color="#000000" style:font-name="Times New Roman1" fo:font-size="14pt" fo:letter-spacing="normal" fo:font-style="normal" fo:font-weight="normal"/>
    </style:style>
    <style:style style:name="T50" style:family="text">
      <style:text-properties fo:font-variant="normal" fo:text-transform="none" fo:color="#000000" fo:letter-spacing="normal"/>
    </style:style>
    <style:style style:name="T51" style:family="text">
      <style:text-properties fo:font-variant="normal" fo:text-transform="none" fo:color="#000000" fo:letter-spacing="normal" fo:font-style="normal" fo:font-weight="normal"/>
    </style:style>
    <style:style style:name="T52" style:family="text">
      <style:text-properties fo:font-variant="normal" fo:text-transform="none" fo:color="#000000" fo:font-size="14pt" fo:letter-spacing="normal" fo:font-style="normal" fo:font-weight="normal"/>
    </style:style>
    <style:style style:name="T53" style:family="text">
      <style:text-properties fo:color="#000099" style:font-name="Times New Roman" fo:font-size="10pt" style:font-size-asian="10.5pt"/>
    </style:style>
    <style:style style:name="T54" style:family="text">
      <style:text-properties style:font-name="Times New Roman"/>
    </style:style>
    <style:style style:name="T55" style:family="text">
      <style:text-properties fo:language="en" fo:country="none"/>
    </style:style>
    <style:style style:name="T56" style:family="text">
      <style:text-properties officeooo:rsid="000678c7"/>
    </style:style>
    <style:style style:name="T57" style:family="text">
      <style:text-properties fo:font-weight="bold"/>
    </style:style>
    <style:style style:name="T58" style:family="text">
      <style:text-properties officeooo:rsid="00086fe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lasses, instances, variables, références, pointeurs, <text:span text:style-name="T56">encapsulation</text:span></text:h>
      <text:p text:style-name="Text_20_body">Concrètement, un objet est une structure de données valuées et cachées qui répond à un ensemble de messages. Cette structure de données définit son <text:span text:style-name="T1">état</text:span> tandis que l'ensemble des messages qu'il comprend décrit son <text:span text:style-name="T1">comportement</text:span> :</text:p>
      <text:list xml:id="list3628836632658005326" text:style-name="L1">
        <text:list-header>
          <text:p text:style-name="P2">Les données — ou champs — qui décrivent sa structure interne sont appelées ses <text:span text:style-name="T1">attributs</text:span> ;</text:p>
          <text:p text:style-name="P2"><text:span text:style-name="T38">L'ensemble des messages forme ce que l'on appelle </text:span><text:span text:style-name="T42">l'interface</text:span><text:span text:style-name="T38"> de l'objet ; c'est seulement au travers de celle-ci que les objets interagissent entre eux. La réponse à la réception d'un message par un objet est appelée une </text:span><text:span text:style-name="T42">méthode</text:span><text:span text:style-name="T38"> (méthode de </text:span><text:a xlink:type="simple" xlink:href="http://fr.wikipedia.org/wiki/Mise_en_œuvre"><text:span text:style-name="T34">mise en œuvre</text:span></text:a><text:span text:style-name="T38"> du message) ; elle décrit quelle réponse doit être donnée au message.</text:span></text:p>
        </text:list-header>
      </text:list>
      <text:p text:style-name="Text_20_body"><text:span text:style-name="T38">La </text:span><text:a xlink:type="simple" xlink:href="http://fr.wikipedia.org/wiki/Classe_(informatique)"><text:span text:style-name="T37">classe</text:span></text:a><text:span text:style-name="T38"> est une structure informatique particulière dans le langage objet. Elle décrit la structure interne des données et elle définit les méthodes qui s'appliqueront aux objets de même famille (même classe) ou type. Elle propose des méthodes de création des objets dont la représentation sera donc celle donnée par la classe génératrice. Les objets sont dits alors </text:span><text:a xlink:type="simple" xlink:href="http://fr.wikipedia.org/wiki/Instance_(programmation)"><text:span text:style-name="T37">instances de la classe</text:span></text:a><text:span text:style-name="T38">. C'est pourquoi les attributs d'un objet sont aussi appelés </text:span><text:span text:style-name="T42">variables d'instance</text:span><text:span text:style-name="T38"> et les messages </text:span><text:span text:style-name="T42">opération d'instance</text:span><text:span text:style-name="T38"> ou encore </text:span><text:span text:style-name="T42">méthodes d'instance</text:span><text:span text:style-name="T38">. L'interface de la classe (l'ensemble des opérations visibles) forme les types des objets. </text:span></text:p>
      <text:h text:style-name="P11" text:outline-level="1"><text:span text:style-name="T45">Prototype</text:span></text:h>
      <text:p text:style-name="Text_20_body"><text:span text:style-name="T39">Le prototype est un objet à part entière qui sert de prototype de définition de la structure interne et des messages. Les autres objets de mêmes types sont créés par </text:span><text:a xlink:type="simple" xlink:href="http://fr.wikipedia.org/wiki/Clonage_(informatique)"><text:span text:style-name="T35">clonage</text:span></text:a><text:span text:style-name="T39">. Dans le prototype, il n'y a plus de distinction entre attributs et messages : ce sont tous des </text:span><text:span text:style-name="T44">slots</text:span><text:span text:style-name="T39">. Un slot est un label de l'objet, privé ou public, auquel est attachée une définition (ce peut être une valeur ou une opération). Cet attachement peut être modifié à l'exécution. Chaque ajout d'un slot influence l'objet et l'ensemble de ses clones. Chaque modification d'un slot est locale à l'objet concerné et n'affecte pas ses clones.</text:span></text:p>
      <text:p text:style-name="Text_20_body"><text:span text:style-name="T38">Le concept de trait permet de modifier un slot sur un ensemble de clones. Un trait est un ensemble d'opérations de même catégorie (clonage, persistance, etc.) transverse aux objets. Il peut être représenté soit comme une structure particulière du langage, comme un slot dédié ou encore comme un prototype. L'association d'un objet à un trait fait que l'objet et ses clones sont capables de répondre à toutes les opérations du trait. Un objet est toujours associé à au moins un trait, et les traits sont les parents des objets (selon une relation d'héritage). Un trait est donc un </text:span><text:a xlink:type="simple" xlink:href="http://fr.wikipedia.org/wiki/Mixin"><text:span text:style-name="T34">mixin</text:span></text:a><text:span text:style-name="T38"> doté d'une parenté. Parmi les langages à prototype on trouve Javascript, Self, Io, Slater, Lisaac, etc.</text:span></text:p>
      <text:h text:style-name="P9" text:outline-level="1">Pseudos variables : this et super</text:h>
      <text:p text:style-name="P8"/>
      <text:h text:style-name="P10" text:outline-level="1">Héritage</text:h>
      <text:p text:style-name="Text_20_body">Dans le cadre d'un héritage simple, les ancêtres d'une classe forment une liste et il est facile de créer une table de liaison dynamique permettant avec un simple test de trouver la bonne version. Dans le cadre d'un héritage multiple les ancêtres d'une classe forment maintenant un graphe et la table de liaison dynamique est plus difficile à créer. Néanmoins des algorithmes de compilation existent pour cela ; il est ainsi possible de résoudre les héritages multiples avec le même coût à l'exécution que l'héritage simple.</text:p>
      <text:p text:style-name="Text_20_body"><text:a xlink:type="simple" xlink:href="http://fr.wikipedia.org/wiki/Java_(langage)"><text:span text:style-name="T4">Java</text:span></text:a><text:span text:style-name="T54"> a fait le compromis suivant : il permet à une classe d'implémenter des </text:span><text:a xlink:type="simple" xlink:href="http://fr.wikipedia.org/wiki/Interface_en_informatique"><text:span text:style-name="T4">interfaces</text:span></text:a><text:span text:style-name="T54"> de plus d'un de ses parents (c’est-à-dire que l'on peut spécifier qu'une classe doit avoir toutes les méthodes exposées à l'extérieur de ses parents d'interface, et permettre au compilateur de s'en assurer), mais elle peut hériter les méthodes et données d'une unique classe parente.</text:span></text:p>
      <text:p text:style-name="Text_20_body">C++ de son côté propose l'héritage virtuel comme outil complémentaire moins ambitieux.</text:p>
      <text:h text:style-name="P9" text:outline-level="1">Variables de classe</text:h>
      <text:p text:style-name="P5">La classe peut être décrite par des attributs et des messages. Ces derniers sont alors appelés, par opposition aux attributs et messages d'un objet, <text:span text:style-name="T1">variables de classe</text:span> et<text:span text:style-name="T1">opération</text:span> ou <text:span text:style-name="T1">méthodes de classe</text:span>. Parmi les langages à classes on retrouve Smalltalk, C++, C#, Java, etc.</text:p>
      <text:h text:style-name="P9" text:outline-level="1">Polymorphisme</text:h>
      <text:p text:style-name="Text_20_body"><text:span text:style-name="T38">En proposant d'utiliser un même nom de méthode pour plusieurs types d'objets différents, le polymorphisme permet une programmation beaucoup plus générique. Le développeur n'a pas à savoir, lorsqu'il programme une </text:span><text:a xlink:type="simple" xlink:href="http://fr.wikipedia.org/wiki/Méthode_(informatique)"><text:span text:style-name="T36">méthode</text:span></text:a><text:span text:style-name="T38">, le type précis de l'objet sur lequel la méthode va s'appliquer. Il lui suffit de savoir que cet objet implémentera la méthode.</text:span></text:p>
      <text:h text:style-name="P12" text:outline-level="1">Encapsulation</text:h>
      <text:p text:style-name="Text_20_body"><text:span text:style-name="T38">En </text:span><text:a xlink:type="simple" xlink:href="http://fr.wikipedia.org/wiki/Programmation_par_objet"><text:span text:style-name="T34">programmation par objet</text:span></text:a><text:span text:style-name="T38">, l’</text:span><text:span text:style-name="T41">encapsulation</text:span><text:span text:style-name="T38"> est l'idée de protéger l'information contenue dans un objet et de ne proposer que des </text:span><text:a xlink:type="simple" xlink:href="http://fr.wikipedia.org/wiki/Méthode_(informatique)"><text:span text:style-name="T34">méthodes</text:span></text:a><text:span text:style-name="T38"> de manipulation de cet objet. Ainsi, les propriétés et </text:span><text:a xlink:type="simple" xlink:href="http://fr.wikipedia.org/wiki/Axiome"><text:span text:style-name="T34">axiomes</text:span></text:a><text:span text:style-name="T38"> associés aux informations contenues dans l'objet seront assurés/validés par les méthodes de l'objet et ne seront plus de la responsabilité de l'utilisateur extérieur. L'utilisateur extérieur ne pourra pas modifier directement l'information et risquer de mettre en péril les axiomes et les propriétés comportementales de l'objet.</text:span></text:p>
      <text:p text:style-name="P4"/>
      <text:p text:style-name="P4"><text:soft-page-break/>L'objet est ainsi vu de l'extérieur comme une <text:span text:style-name="T57">boîte noire</text:span> ayant certaines propriétés et ayant un comportement spécifié. La manière dont ces propriétés ont été paramétrées est alors cachée aux utilisateurs de la classe. On peut modifier ce paramétrage sans changer le comportement extérieur de l'objet. Cela permet donc de séparer la spécification du comportement d'un objet, du paramétrage pratique de ces spécifications.</text:p>
      <text:p text:style-name="P4">Les principes de l'encapsulation sont appliqués de manières très diverses suivant les langages. Mais on peut quand même trouver deux courants principaux.</text:p>
      <text:p text:style-name="Text_20_body"><text:span text:style-name="T38">Premièrement une application relativement stricte des principes dans les langages objet </text:span><text:span text:style-name="T42">purs</text:span><text:span text:style-name="T38"> (pour autant que ce terme ait un sens) comme dans </text:span><text:a xlink:type="simple" xlink:href="http://fr.wikipedia.org/wiki/SmallTalk"><text:span text:style-name="T34">SmallTalk</text:span></text:a><text:span text:style-name="T38"> ou </text:span><text:a xlink:type="simple" xlink:href="http://fr.wikipedia.org/wiki/Eiffel_(langage)"><text:span text:style-name="T34">Eiffel</text:span></text:a><text:span text:style-name="T38">. Dans ce cadre les attributs ne sont souvent disponibles qu'en lecture en général dans le programme et en écriture aussi depuis l'intérieur de la classe d'objet. On trouve ensuite différents moyens pour adapter ce cadre à des classes </text:span><text:span text:style-name="T42">amies</text:span><text:span text:style-name="T38"> ou à des catégories et des hiérarchies d'objets.<text:line-break/>Deuxièmement les langages tels que </text:span><text:a xlink:type="simple" xlink:href="http://fr.wikipedia.org/wiki/C_plus_plus"><text:span text:style-name="T34">C++</text:span></text:a><text:span text:style-name="T38">, </text:span><text:a xlink:type="simple" xlink:href="http://fr.wikipedia.org/wiki/Java_(langage)"><text:span text:style-name="T34">Java</text:span></text:a><text:span text:style-name="T38"> ou </text:span><text:a xlink:type="simple" xlink:href="http://fr.wikipedia.org/wiki/Ruby"><text:span text:style-name="T34">Ruby</text:span></text:a><text:span text:style-name="T38"> et plus généralement tous les langages influencés par la syntaxe du </text:span><text:a xlink:type="simple" xlink:href="http://fr.wikipedia.org/wiki/C_plus_plus"><text:span text:style-name="T34">C++</text:span></text:a><text:span text:style-name="T38"> qui a proposé trois niveaux de visibilité.</text:span></text:p>
      <text:p text:style-name="Text_20_body"><text:span text:style-name="T53">Ce type d'encapsulation propose en fait une autre approche de l'encapsulation qui ne fait pas la distinction entre la lecture et l'écriture d'un attribut. Dans ce cadre on utilise en plus des méthodes d'accès et de modifications définies dans une des trois catégories suivant l'effet que l'on souhaite obtenir. Souvent ces deux types de méthodes sont définies en plus de l'attribut qui contient réellement la donnée.</text:span></text:p>
      <text:h text:style-name="P9" text:outline-level="1">Surcharge des méthodes</text:h>
      <text:p text:style-name="Text_20_body"><text:span text:style-name="T38">La surcharge (également connue sous le nom de surdéfinition, </text:span><text:a xlink:type="simple" xlink:href="http://fr.wikipedia.org/wiki/Polymorphisme_(informatique)"><text:span text:style-name="T34">polymorphisme</text:span></text:a><text:span text:style-name="T38"> ad hoc ou </text:span><text:span text:style-name="T43">overloading</text:span><text:span text:style-name="T38"> en anglais) est une possibilité offerte par certains </text:span><text:a xlink:type="simple" xlink:href="http://fr.wikipedia.org/wiki/Langage_de_programmation"><text:span text:style-name="T36">langages de programmation</text:span></text:a><text:span text:style-name="T38"> qui permet de choisir entre différentes implémentations d'une même fonction ou méthode selon le nombre et le </text:span><text:a xlink:type="simple" xlink:href="http://fr.wikipedia.org/wiki/Type_(informatique)"><text:span text:style-name="T36">type</text:span></text:a><text:span text:style-name="T38"> des arguments fournis.</text:span></text:p>
      <text:p text:style-name="Text_20_body"><text:span text:style-name="T38">La surcharge peut être </text:span><text:a xlink:type="simple" xlink:href="http://fr.wikipedia.org/wiki/Typage_statique"><text:span text:style-name="T36">statique</text:span></text:a><text:span text:style-name="T38">  - </text:span><text:span text:style-name="T40">JAVA, C++ - </text:span><text:span text:style-name="T38">(le choix de l'implémentation est alors fait en fonction du nombre d'arguments et de leur type statique </text:span><text:a xlink:type="simple" xlink:href="http://fr.wikipedia.org/wiki/Déclaration_(informatique)"><text:span text:style-name="T36">déclaré</text:span></text:a><text:span text:style-name="T38"> à la </text:span><text:a xlink:type="simple" xlink:href="http://fr.wikipedia.org/wiki/Compilateur"><text:span text:style-name="T36">compilation</text:span></text:a><text:span text:style-name="T38">) ou </text:span><text:a xlink:type="simple" xlink:href="http://fr.wikipedia.org/wiki/Typage_dynamique"><text:span text:style-name="T36">dynamique</text:span></text:a><text:span text:style-name="T38"> – </text:span><text:span text:style-name="T40">Clisp </text:span><text:span text:style-name="T38">(le choix de l'implémentation est alors fait en fonction du type dynamique des arguments constaté à l'exécution). La surcharge dynamique est également appelée « </text:span><text:a xlink:type="simple" xlink:href="http://fr.wikipedia.org/wiki/Dispatch_multiple"><text:span text:style-name="T36">dispatch multiple</text:span></text:a><text:span text:style-name="T38"> » et une méthode surchargée dynamiquement « multiméthode ».</text:span></text:p>
      <text:h text:style-name="P9" text:outline-level="1">Liaison statique/dynamique</text:h>
      <text:p text:style-name="P3">La liaison dynamique est un mécanisme distinct (bien qu'étroitement lié) de l'héritage. C'est le fait qu'un nom de fonction membre d'une classe de base peut être associé à une fonction membre d'une classe dérivée.</text:p>
      <text:p text:style-name="P3">ce n'est pas le type (statique) de l'objet qui permettra de déterminer quelle est la fonction appelée, mais c'est à l'exécution, suivant l'affectation qui aura été réalisée sur le pointeur qui déterminera la fonction appelée.</text:p>
      <text:h text:style-name="P9" text:outline-level="1">Méthodes/fonctions</text:h>
      <text:p text:style-name="Text_20_body"><text:span text:style-name="T38">En </text:span><text:a xlink:type="simple" xlink:href="http://fr.wikipedia.org/wiki/Programmation_orientée_objet"><text:span text:style-name="T36">programmation orientée objet</text:span></text:a><text:span text:style-name="T38"> (POO), une méthode est une </text:span><text:a xlink:type="simple" xlink:href="http://fr.wikipedia.org/wiki/Fonction_(informatique)"><text:span text:style-name="T36">fonction</text:span></text:a><text:span text:style-name="T38"> membre d'une </text:span><text:a xlink:type="simple" xlink:href="http://fr.wikipedia.org/wiki/Classe_(informatique)"><text:span text:style-name="T36">classe</text:span></text:a><text:span text:style-name="T38">.</text:span></text:p>
      <text:h text:style-name="P9" text:outline-level="1">Fonctions amies</text:h>
      <text:p text:style-name="Text_20_body"><text:bookmark text:name="r-1908574"/><text:bookmark text:name="r-1908571"/><text:bookmark text:name="r-1908570"/>Une fonction amie d'une classe peut accéder à tous ses éléments, même les éléments privés.</text:p>
      <text:p text:style-name="P7">(exemple : affiche utilisée seulement par &gt;&gt;)</text:p>
      <text:h text:style-name="P9" text:outline-level="1">Méthode finale / Méthode abstraites</text:h>
      <text:p text:style-name="P7">Abstraite : implémentée dans les classes filles. Finale : fin du polymorphisme.</text:p>
      <text:h text:style-name="P9" text:outline-level="1">Métaclasse</text:h>
      <text:p text:style-name="P6"><text:span text:style-name="T38">Selon le langage de programmation, une classe est soit considérée comme une structure particulière du langage, soit elle-même comme un objet (objet non-terminal). Dans le premier cas, la classe est définie dans le runtime ; dans l'autre, la classe a besoin elle aussi d'être créée et définie par une classe : ce sont les </text:span><text:a xlink:type="simple" xlink:href="http://fr.wikipedia.org/wiki/Méta-classe"><text:span text:style-name="T37">méta-classes</text:span></text:a><text:span text:style-name="T38">. L'</text:span><text:a xlink:type="simple" xlink:href="http://fr.wikipedia.org/wiki/Réflexion_(informatique)"><text:span text:style-name="T34">introspection</text:span></text:a><text:span text:style-name="T38"> des objets (ou « méta-programmation ») est définie dans ces méta-classes.</text:span></text:p>
      <text:h text:style-name="P9" text:outline-level="1">Les templates : généricité</text:h>
      <text:p text:style-name="Text_20_body"><text:span text:style-name="T38">C'est donc une forme de </text:span><text:a xlink:type="simple" xlink:href="http://fr.wikipedia.org/wiki/Polymorphisme_(informatique)"><text:span text:style-name="T34">polymorphisme</text:span></text:a><text:span text:style-name="T38">, le polymorphisme de type dit aussi paramétrage de type : en effet, le type de donnée général (abstrait) apparaît comme un paramètre des algorithmes définis, avec la particularité que ce paramètre-là est un typ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Source Sans Pro" svg:font-family="'Source Sans Pro', sans-serif"/>
    <style:font-face style:name="Times New Roman1" svg:font-family="'Times New Roman'"/>
    <style:font-face style:name="sans-serif" svg:font-family="sans-serif"/>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hadow="none"/>
      <style:text-properties fo:color="#000099" fo:font-size="10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padding="0.049cm" fo:border-left="none" fo:border-right="none" fo:border-top="none" fo:border-bottom="0.06pt solid #ff3333" style:shadow="none"/>
      <style:text-properties fo:color="#ff3333" fo:font-size="12pt" fo:font-style="italic"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itre_20_1" style:display-name="Titre 1" style:family="graphic" style:parent-style-name="Graphics">
      <style:graphic-properties svg:width="7.742cm" fo:min-height="0cm" text:anchor-type="paragraph" svg:x="0.042cm" svg:y="0.049cm" fo:margin-left="0cm" fo:margin-right="0cm" fo:margin-top="0cm" fo:margin-bottom="0cm" style:wrap="dynamic" style:number-wrapped-paragraphs="no-limit" style:wrap-contour="false" style:vertical-pos="from-top" style:vertical-rel="paragraph" style:horizontal-pos="from-left" style:horizontal-rel="paragraph"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7cm" fo:margin-bottom="0.859cm" fo:margin-left="1cm" fo:margin-right="0.92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éline </meta:initial-creator>
    <meta:creation-date>2014-05-15T05:25:24.459577869</meta:creation-date>
    <dc:date>2014-05-15T07:09:46.279411254</dc:date>
    <dc:creator>Céline </dc:creator>
    <meta:editing-duration>PT1H28M24S</meta:editing-duration>
    <meta:editing-cycles>4</meta:editing-cycles>
    <meta:generator>LibreOffice/4.1.3.2$Linux_x86 LibreOffice_project/410m0$Build-2</meta:generator>
    <meta:printed-by>Céline </meta:printed-by>
    <meta:print-date>2014-05-15T06:37:22.184455076</meta:print-date>
    <meta:document-statistic meta:table-count="0" meta:image-count="0" meta:object-count="0" meta:page-count="2" meta:paragraph-count="40" meta:word-count="1377" meta:character-count="8796" meta:non-whitespace-character-count="7456"/>
  </office:meta>
</office:document-meta>
</file>